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18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000000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OK&quot;" style:apply-style-name="Good" style:base-cell-address="Sheet1.C1"/>
      <style:map style:condition="cell-content()=&quot;NOT OK&quot;" style:apply-style-name="Bad" style:base-cell-address="Sheet1.C1"/>
    </style:style>
    <style:style style:name="ce1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OK&quot;" style:apply-style-name="Good" style:base-cell-address="Sheet1.C2"/>
    </style:style>
    <style:style style:name="ce2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1"/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Suggested Revision</text:p>
          </table:table-cell>
          <table:table-cell table:style-name="ce17" office:value-type="string" calcext:value-type="string">
            <text:p>Status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bstract</text:p>
          </table:table-cell>
          <table:table-cell table:style-name="ce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possible baseline for Indonesian open IE, you may consider using a machine translation to process Indonesian text into English text, and then performing open IE over the translated text.</text:p>
          </table:table-cell>
          <table:table-cell table:style-name="ce19" office:value-type="string" calcext:value-type="string">
            <text:p>Need More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the F1-score calculation correct? My calculation gives 0.599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Abstract) -&gt; to be removed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Introduction</text:p>
          </table:table-cell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re x and y called -&gt; where x and y are called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ease always accompany an Indonesian text with an English translation (e.g., Fig. 1)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hat is Resource Data Format? Please double-check your reference. There is no Resource Data Format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 word -&gt; real-world (Please double check for typos)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 1: depends on domain -&gt; domain-dependent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urthermore, considering the scarcity of Indonesian NLP resources, the system need to effectively utilize them to achieve the objective. -&gt; I don't understand the logic of this sentence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t combine -&gt; that combines (Again, double check for typos)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his approach only requires single manually annotated dataset which is required to train triple selector/classifier. -&gt; Is this an advantage of your approach? Isn't that generally one only needs a single dataset?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Related Work</text:p>
          </table:table-cell>
          <table:table-cell table:style-name="ce1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lease add ClausIE [1] (and compare to your approach) as it is one of the most cited open IE articles. <text:s/>[1] Luciano Del Corro and Rainer Gemulla. 2013. In WWW. ACM, pages 355–366. ClausIE: clause-based open information extraction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2A2 is a system built to fix argument extraction problem in ReVerb -&gt; what is the problem in more detail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at is REPTree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g. 3 is given but is not described.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Proposed System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xt in Fig. 4 is too small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g. 5 misses the column names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 you say something about the comprehensiveness of the rules in Table 2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r training data is unbalanced (positive labels Explained in Sec. 5. Thanks!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Experiments</text:p>
          </table:table-cell>
          <table:table-cell table:style-name="ce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. 6 misses the labels for x-axis and y-axis.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 believe also that for future work, more training data can be added (instead of 132 positive triples).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nalysis</text:p>
          </table:table-cell>
          <table:table-cell table:style-name="ce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y is the precision of SVM better than Random Forest?</text:p>
          </table:table-cell>
          <table:table-cell table:style-name="ce19" office:value-type="string" calcext:value-type="string">
            <text:p>OK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6:Sheet1.C29 Sheet1.C2:Sheet1.C24">
            <calcext:condition calcext:apply-style-name="Good" calcext:value="=&quot;OK&quot;" calcext:base-cell-address="Sheet1.C2"/>
          </calcext:conditional-format>
          <calcext:conditional-format calcext:target-range-address="Sheet1.C26:Sheet1.C29 Sheet1.C1:Sheet1.C24">
            <calcext:condition calcext:apply-style-name="Good" calcext:value="=&quot;OK&quot;" calcext:base-cell-address="Sheet1.C1"/>
            <calcext:condition calcext:apply-style-name="Bad" calcext:value="=&quot;NOT OK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07:44:30.989384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7:34:50.632065324</meta:creation-date>
    <dc:date>2017-09-05T09:10:41.131467066</dc:date>
    <meta:editing-duration>PT3H10M9S</meta:editing-duration>
    <meta:editing-cycles>8</meta:editing-cycles>
    <meta:generator>LibreOffice/5.3.1.2$Linux_X86_64 LibreOffice_project/30m0$Build-2</meta:generator>
    <meta:document-statistic meta:table-count="1" meta:cell-count="75" meta:object-count="0"/>
  </office:meta>
</office:document-meta>
</file>